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61c" officeooo:paragraph-rsid="0010261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seña phpMyAdmin</text:p>
      <text:p text:style-name="P1">admin</text:p>
      <text:p text:style-name="P1">6SPJP03y0VC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3:27:45.675833757</meta:creation-date>
    <dc:date>2023-10-18T23:28:38.473504394</dc:date>
    <meta:editing-duration>PT56S</meta:editing-duration>
    <meta:editing-cycles>1</meta:editing-cycles>
    <meta:document-statistic meta:table-count="0" meta:image-count="0" meta:object-count="0" meta:page-count="1" meta:paragraph-count="3" meta:word-count="4" meta:character-count="38" meta:non-whitespace-character-count="37"/>
    <meta:generator>LibreOffice/7.3.7.2$Linux_X86_64 LibreOffice_project/30$Build-2</meta:generator>
  </office:meta>
</office:document-meta>
</file>